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Header">
      <style:text-properties style:font-name="Source Sans Pro" officeooo:rsid="001f2545" officeooo:paragraph-rsid="001c38b2"/>
    </style:style>
    <style:style style:name="P2" style:family="paragraph" style:parent-style-name="Footer">
      <style:text-properties style:font-name="Source Sans Pro" officeooo:paragraph-rsid="001c38b2"/>
    </style:style>
    <style:style style:name="P3" style:family="paragraph" style:parent-style-name="Text_20_body">
      <style:text-properties style:font-name="Source Sans Pro" officeooo:rsid="0027b604" officeooo:paragraph-rsid="0027b604"/>
    </style:style>
    <style:style style:name="P4" style:family="paragraph" style:parent-style-name="Text_20_body">
      <style:text-properties style:font-name="Source Sans Pro" officeooo:rsid="0027b604" officeooo:paragraph-rsid="0084eccd"/>
    </style:style>
    <style:style style:name="P5" style:family="paragraph" style:parent-style-name="Text_20_body">
      <style:text-properties style:font-name="Source Sans Pro" officeooo:rsid="0037ef7b" officeooo:paragraph-rsid="0037ef7b"/>
    </style:style>
    <style:style style:name="P6" style:family="paragraph" style:parent-style-name="Text_20_body" style:list-style-name="L1">
      <style:text-properties style:font-name="Source Sans Pro" officeooo:rsid="004b0534" officeooo:paragraph-rsid="004b0534"/>
    </style:style>
    <style:style style:name="P7" style:family="paragraph" style:parent-style-name="Text_20_body">
      <style:text-properties style:font-name="Source Sans Pro" officeooo:rsid="00934444" officeooo:paragraph-rsid="00934444"/>
    </style:style>
    <style:style style:name="P8" style:family="paragraph" style:parent-style-name="Title">
      <style:text-properties style:font-name="Source Sans Pro" officeooo:paragraph-rsid="001c38b2"/>
    </style:style>
    <style:style style:name="P9" style:family="paragraph" style:parent-style-name="Heading_20_1">
      <style:text-properties style:font-name="Source Sans Pro" officeooo:rsid="0027b604" officeooo:paragraph-rsid="0027b604"/>
    </style:style>
    <style:style style:name="P10" style:family="paragraph" style:parent-style-name="Heading_20_1">
      <style:text-properties style:font-name="Source Sans Pro" officeooo:rsid="0027b604" officeooo:paragraph-rsid="002a5e74"/>
    </style:style>
    <style:style style:name="P11" style:family="paragraph" style:parent-style-name="Heading_20_2">
      <style:text-properties style:font-name="Source Sans Pro"/>
    </style:style>
    <style:style style:name="T1" style:family="text">
      <style:text-properties officeooo:rsid="001cf11e"/>
    </style:style>
    <style:style style:name="T2" style:family="text">
      <style:text-properties officeooo:rsid="002a5e74"/>
    </style:style>
    <style:style style:name="T3" style:family="text">
      <style:text-properties officeooo:rsid="0037ef7b"/>
    </style:style>
    <style:style style:name="T4" style:family="text">
      <style:text-properties officeooo:rsid="007634f2"/>
    </style:style>
    <style:style style:name="T5" style:family="text">
      <style:text-properties officeooo:rsid="00804f84"/>
    </style:style>
    <style:style style:name="T6" style:family="text">
      <style:text-properties officeooo:rsid="009624e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roupre <text:span text:style-name="T1">Test Plan</text:span></text:p>
      <text:h text:style-name="P9" text:outline-level="1">Test Platforms</text:h>
      <text:h text:style-name="P11" text:outline-level="2">Web</text:h>
      <text:p text:style-name="P3">Testing will be of the Python (Flask)/JavaScript product, to be tested on Carolina CloudApps <text:span text:style-name="T5">or hosted locally on developer machines.</text:span></text:p>
      <text:h text:style-name="P11" text:outline-level="2">Command-Line</text:h>
      <text:p text:style-name="P4">Testing will be of the core Python back-end module <text:span text:style-name="T5">through direct calling of the Python module.</text:span></text:p>
      <text:h text:style-name="P10" text:outline-level="1">Test <text:span text:style-name="T2">Cases</text:span></text:h>
      <text:p text:style-name="P5">Test cases are expected to yield information confirming successful processing of input data in accordance with program parameters. Failing that, testing is expected to yield errors related to either the algorithm’s processing of the data, or data input errors. </text:p>
      <text:p text:style-name="P5">Specific issues that will be tested for include, but are not limited to the following:</text:p>
      <text:list xml:id="list2434319723" text:style-name="L1">
        <text:list-item>
          <text:p text:style-name="P6"><text:span text:style-name="T3">S</text:span>tudents who are able to ask for outlandish amounts of preferences for Chair attributes that have no overlap (read: chairs that fulfill all criteria) are hard to account for. It is expected that a given Student will not be able to make so many selections of preferences to where this scenario is realistic, however.</text:p>
        </text:list-item>
        <text:list-item>
          <text:p text:style-name="P6">Not all csv files follow the same standard. Testing for csv input errors will address those potential issues.</text:p>
        </text:list-item>
        <text:list-item>
          <text:p text:style-name="P6">The GUI will require extensive testing to detect and prevent crashes.</text:p>
        </text:list-item>
        <text:list-item>
          <text:p text:style-name="P6">Extreme edge cases have been added to the testing list.</text:p>
        </text:list-item>
      </text:list>
      <text:p text:style-name="P7">Test csv files can be found in the project repository within the test directory. <text:span text:style-name="T6">The hosted CloudApps site also has test cases available for downlo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Regular" style:font-family-asian="'Source Han Sans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Character_5f_20_5f_style" style:num-suffix="" text:bullet-char="">
        <style:list-level-properties text:list-level-position-and-space-mode="label-alignment">
          <style:list-level-label-alignment text:label-followed-by="listtab" text:list-tab-stop-position="0.9909in" fo:text-indent="-0.1965in" fo:margin-left="0.9909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4819in" fo:text-indent="-0.1965in" fo:margin-left="1.4819in"/>
        </style:list-level-properties>
        <style:text-properties fo:font-family="Symbol"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9728in" fo:text-indent="-0.1965in" fo:margin-left="1.9728in"/>
        </style:list-level-properties>
        <style:text-properties fo:font-family="Symbol"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2.4638in" fo:text-indent="-0.1965in" fo:margin-left="2.4638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2.9547in" fo:text-indent="-0.1965in" fo:margin-left="2.9547in"/>
        </style:list-level-properties>
        <style:text-properties fo:font-family="Symbol"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3.4457in" fo:text-indent="-0.1965in" fo:margin-left="3.4457in"/>
        </style:list-level-properties>
        <style:text-properties fo:font-family="Symbol"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3.9366in" fo:text-indent="-0.1965in" fo:margin-left="3.9366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4.428in" fo:text-indent="-0.1965in" fo:margin-left="4.428in"/>
        </style:list-level-properties>
        <style:text-properties fo:font-family="Symbol"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4.9189in" fo:text-indent="-0.1965in" fo:margin-left="4.9189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rce Sans Pro" officeooo:rsid="001f2545" officeooo:paragraph-rsid="001c38b2"/>
    </style:style>
    <style:style style:name="MP2" style:family="paragraph" style:parent-style-name="Footer">
      <style:text-properties style:font-name="Source Sans Pro" officeooo:paragraph-rsid="001c38b2"/>
    </style:style>
    <style:style style:name="MT1" style:family="text">
      <style:text-properties officeooo:rsid="001cf11e"/>
    </style:style>
    <style:style style:name="MT2" style:family="text">
      <style:text-properties officeooo:rsid="007634f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roupre <text:span text:style-name="MT1">Test Plan</text:span><text:tab/><text:tab/><text:span text:style-name="MT2">11/12/2017</text:span></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02:37:50.935849506</meta:creation-date>
    <dc:date>2017-12-11T03:41:26.499850561</dc:date>
    <meta:editing-duration>PT15M18S</meta:editing-duration>
    <meta:editing-cycles>22</meta:editing-cycles>
    <meta:generator>LibreOffice/5.4.3.2$Linux_X86_64 LibreOffice_project/40m0$Build-2</meta:generator>
    <meta:document-statistic meta:table-count="0" meta:image-count="0" meta:object-count="0" meta:page-count="1" meta:paragraph-count="16" meta:word-count="226" meta:character-count="1363" meta:non-whitespace-character-count="1155"/>
  </office:meta>
</office:document-meta>
</file>